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datos.cultura.gob.ar/dataset/37305de4-3cce-4d4b-9d9a-fec3ca61d09f/resource/4207def0-2ff7-41d5-9095-d42ae8207a5d/download/museo.csv" text:style-name="Internet_20_link" text:visited-style-name="Visited_20_Internet_20_Link">https://datos.cultura.gob.ar/dataset/37305de4-3cce-4d4b-9d9a-fec3ca61d09f/resource/4207def0-2ff7-41d5-9095-d42ae8207a5d/download/museo.csv</text:a></text:p>
      <text:p text:style-name="Standard"/>
      <text:p text:style-name="Standard"><text:a xlink:type="simple" xlink:href="https://datos.cultura.gob.ar/dataset/37305de4-3cce-4d4b-9d9a-fec3ca61d09f/resource/392ce1a8-ef11-4776-b280-6f1c7fae16ae/download/cine.csv" text:style-name="Internet_20_link" text:visited-style-name="Visited_20_Internet_20_Link">https://datos.cultura.gob.ar/dataset/37305de4-3cce-4d4b-9d9a-fec3ca61d09f/resource/392ce1a8-ef11-4776-b280-6f1c7fae16ae/download/cine.csv</text:a></text:p>
      <text:p text:style-name="Standard"/>
      <text:p text:style-name="Standard"><text:a xlink:type="simple" xlink:href="https://datos.cultura.gob.ar/dataset/37305de4-3cce-4d4b-9d9a-fec3ca61d09f/resource/01c6c048-dbeb-44e0-8efa-6944f73715d7/download/biblioteca_popular.csv" text:style-name="Internet_20_link" text:visited-style-name="Visited_20_Internet_20_Link">https://datos.cultura.gob.ar/dataset/37305de4-3cce-4d4b-9d9a-fec3ca61d09f/resource/01c6c048-dbeb-44e0-8efa-6944f73715d7/download/biblioteca_popular.csv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00:05:04.344191631</meta:creation-date>
    <dc:date>2022-01-16T00:09:25.405989486</dc:date>
    <meta:editing-duration>PT4M21S</meta:editing-duration>
    <meta:editing-cycles>1</meta:editing-cycles>
    <meta:document-statistic meta:table-count="0" meta:image-count="0" meta:object-count="0" meta:page-count="1" meta:paragraph-count="3" meta:word-count="3" meta:character-count="426" meta:non-whitespace-character-count="426"/>
    <meta:generator>LibreOffice/6.4.7.2$Linux_X86_64 LibreOffice_project/40$Build-2</meta:generator>
  </office:meta>
</office:document-meta>
</file>